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2b8c" officeooo:paragraph-rsid="00022b8c"/>
    </style:style>
    <style:style style:name="P2" style:family="paragraph" style:parent-style-name="Standard">
      <style:paragraph-properties fo:text-align="start" style:justify-single-word="false"/>
      <style:text-properties officeooo:rsid="00022b8c" officeooo:paragraph-rsid="00022b8c"/>
    </style:style>
    <style:style style:name="P3" style:family="paragraph" style:parent-style-name="Standard">
      <style:paragraph-properties fo:text-align="start" style:justify-single-word="false"/>
      <style:text-properties officeooo:rsid="00022d3e" officeooo:paragraph-rsid="00022d3e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673ba"/>
    </style:style>
    <style:style style:name="P5" style:family="paragraph" style:parent-style-name="Standard">
      <style:paragraph-properties fo:text-align="start" style:justify-single-word="false"/>
      <style:text-properties officeooo:rsid="0002ad90" officeooo:paragraph-rsid="0002ad90"/>
    </style:style>
    <style:style style:name="P6" style:family="paragraph" style:parent-style-name="Standard">
      <style:paragraph-properties fo:text-align="start" style:justify-single-word="false"/>
      <style:text-properties officeooo:rsid="0003120e" officeooo:paragraph-rsid="0003120e"/>
    </style:style>
    <style:style style:name="P7" style:family="paragraph" style:parent-style-name="Standard">
      <style:paragraph-properties fo:text-align="start" style:justify-single-word="false"/>
      <style:text-properties officeooo:rsid="000397f5" officeooo:paragraph-rsid="000397f5"/>
    </style:style>
    <style:style style:name="P8" style:family="paragraph" style:parent-style-name="Standard">
      <style:paragraph-properties fo:text-align="center" style:justify-single-word="false"/>
      <style:text-properties officeooo:rsid="000482f4" officeooo:paragraph-rsid="000482f4"/>
    </style:style>
    <style:style style:name="P9" style:family="paragraph" style:parent-style-name="Standard">
      <style:paragraph-properties fo:text-align="start" style:justify-single-word="false"/>
      <style:text-properties officeooo:rsid="000482f4" officeooo:paragraph-rsid="000482f4"/>
    </style:style>
    <style:style style:name="P10" style:family="paragraph" style:parent-style-name="Standard">
      <style:paragraph-properties fo:text-align="start" style:justify-single-word="false"/>
      <style:text-properties officeooo:rsid="000673ba" officeooo:paragraph-rsid="000673ba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0673ba" officeooo:paragraph-rsid="000673ba"/>
    </style:style>
    <style:style style:name="P12" style:family="paragraph" style:parent-style-name="Standard">
      <style:paragraph-properties fo:text-align="start" style:justify-single-word="false"/>
      <style:text-properties officeooo:rsid="00086071" officeooo:paragraph-rsid="00086071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fo:font-weight="normal" officeooo:rsid="00022d3e" officeooo:paragraph-rsid="00022d3e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5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6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T1" style:family="text">
      <style:text-properties officeooo:rsid="00022d3e"/>
    </style:style>
    <style:style style:name="T2" style:family="text">
      <style:text-properties officeooo:rsid="000673b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UP DE BDD</text:p>
      <text:p text:style-name="P1"/>
      <text:p text:style-name="P2">Backup de BDD &gt; Stock et Compresse <text:span text:style-name="T1">(tar.gz, tar.gzup) </text:span>&gt; <text:span text:style-name="T1">Chiffrer avec des clefs GPG</text:span> <text:span text:style-name="T1">&gt;</text:span> On déporte sur un FTP sois en local sois sur du Amazon AWS, SFTP.</text:p>
      <text:p text:style-name="P2"/>
      <text:p text:style-name="P5">Mail de Tony :</text:p>
      <text:p text:style-name="P5"><text:a xlink:type="simple" xlink:href="mailto:tony.launay@ynov.com" text:style-name="Internet_20_link" text:visited-style-name="Visited_20_Internet_20_Link">tony.launay@ynov.com</text:a></text:p>
      <text:p text:style-name="P2"/>
      <text:p text:style-name="P3">Backup Web + Ligne de commande. </text:p>
      <text:p text:style-name="P3"/>
      <text:p text:style-name="P13">Backup-manager s'étoffe de versions en versions dans cette version il permet dès à présent :</text:p>
      <text:list xml:id="list7171546251520195434" text:style-name="L1">
        <text:list-item>
          <text:p text:style-name="P14"><text:s/>de sauvegarder vos données sous forme d'archive tar/dar (à intervalle régulier ou sur demande)</text:p>
        </text:list-item>
        <text:list-item>
          <text:p text:style-name="P15"><text:s/>d'effacer les vieilles sauvegardes.</text:p>
        </text:list-item>
        <text:list-item>
          <text:p text:style-name="P15"><text:s/>de compresser les sauvegardes, les découper en plusieurs fichiers de taille déterminée.</text:p>
        </text:list-item>
        <text:list-item>
          <text:p text:style-name="P15"><text:s text:c="2"/>de ne sauvegarder que les différences entre les sauvegardes (sauvegarde incrémentale)</text:p>
        </text:list-item>
        <text:list-item>
          <text:p text:style-name="P15"><text:s/>de graver automatiquement les sauvegardes sur CD/DVD</text:p>
        </text:list-item>
        <text:list-item>
          <text:p text:style-name="P15"><text:s/>d'exporter les sauvegardes sur une machine distante</text:p>
        </text:list-item>
        <text:list-item>
          <text:p text:style-name="P15"><text:s/>d'exécuter une commande avant et après la sauvegarde</text:p>
        </text:list-item>
        <text:list-item>
          <text:p text:style-name="P16"><text:s/>de créer plusieurs méthodes de sauvegarde grâce à divers outils de sauvegardes</text:p>
        </text:list-item>
      </text:list>
      <text:p text:style-name="P5">var/www</text:p>
      <text:p text:style-name="P6">Apache → port 959</text:p>
      <text:p text:style-name="P3"/>
      <text:p text:style-name="P7">mysql-dumb</text:p>
      <text:p text:style-name="P7"/>
      <text:p text:style-name="P7">Vérifier si l'utilisateur à le droit, gérer les exeptionc par exemple si il ne toruve pas la lib qu'est se qui se passe. </text:p>
      <text:p text:style-name="P7"/>
      <text:p text:style-name="P9">DOCS :</text:p>
      <text:p text:style-name="P9">BackUp fichier en Python → <text:a xlink:type="simple" xlink:href="https://forum.ubuntu-fr.org/viewtopic.php?id=261705" text:style-name="Internet_20_link" text:visited-style-name="Visited_20_Internet_20_Link">https://forum.ubuntu-fr.org/viewtopic.php?id=261705</text:a></text:p>
      <text:p text:style-name="P10">BackUp BDD en PHP → <text:a xlink:type="simple" xlink:href="http://blog.site-web-creation.net/mysql-backup/" text:style-name="Internet_20_link" text:visited-style-name="Visited_20_Internet_20_Link">http://blog.site-web-creation.net/mysql-backup/</text:a></text:p>
      <text:p text:style-name="P10">Mysql-dump → <text:a xlink:type="simple" xlink:href="http://dev.mysql.com/doc/refman/5.7/en/mysqldump.html" text:style-name="Internet_20_link" text:visited-style-name="Visited_20_Internet_20_Link">http://dev.mysql.com/doc/refman/5.7/en/mysqldump.html</text:a></text:p>
      <text:p text:style-name="P12">toor → mysql mdp</text:p>
      <text:p text:style-name="P7"/>
      <text:p text:style-name="P8">Cahier des charges</text:p>
      <text:p text:style-name="P8"/>
      <text:list xml:id="list4668162683903177183" text:style-name="L2">
        <text:list-item>
          <text:p text:style-name="P4"><text:span text:style-name="T2">Création du script PHP qui prend en paramètres :</text:span></text:p>
          <text:list>
            <text:list-item>
              <text:p text:style-name="P4"><text:span text:style-name="T2">Une adresse hôte (Nom d'utilisateur et mot de passe ?)</text:span></text:p>
            </text:list-item>
            <text:list-item>
              <text:p text:style-name="P11">Nom de la ou les base(s) de donnée(s) à Backup ou pas</text:p>
            </text:list-item>
            <text:list-item>
              <text:p text:style-name="P11">Booléen pour la compression</text:p>
            </text:list-item>
            <text:list-item>
              <text:p text:style-name="P11">Booléen pour le chifrage</text:p>
            </text:list-item>
            <text:list-item>
              <text:p text:style-name="P11">Adresse de fichier de sorti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piter </meta:initial-creator>
    <meta:creation-date>2016-10-05T09:48:51.387863779</meta:creation-date>
    <dc:date>2016-10-05T13:07:50.939009649</dc:date>
    <dc:creator>Julpiter </dc:creator>
    <meta:editing-duration>PT1H2M18S</meta:editing-duration>
    <meta:editing-cycles>1</meta:editing-cycles>
    <meta:document-statistic meta:table-count="0" meta:image-count="0" meta:object-count="0" meta:page-count="1" meta:paragraph-count="30" meta:word-count="245" meta:character-count="1519" meta:non-whitespace-character-count="1307"/>
    <meta:generator>LibreOffice/4.4.3.2$Linux_X86_64 LibreOffice_project/40m0$Build-2</meta:generator>
  </office:meta>
</office:document-meta>
</file>